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6602in"/>
    </style:style>
    <style:style style:name="co5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2.261in"/>
    </style:style>
    <style:style style:name="co8" style:family="table-column">
      <style:table-column-properties fo:break-before="auto" style:column-width="2.9165in"/>
    </style:style>
    <style:style style:name="co9" style:family="table-column">
      <style:table-column-properties fo:break-before="auto" style:column-width="4.653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2"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libsource/_lib</text:p>
          </table:table-cell>
          <table:table-cell office:value-type="string">
            <text:p>libsource/_part</text:p>
          </table:table-cell>
          <table:table-cell office:value-type="string">
            <text:p>libsource/_description</text:p>
          </table:table-cell>
          <table:table-cell office:value-type="string">
            <text:p>sheetpath/_names</text:p>
          </table:table-cell>
          <table:table-cell office:value-type="string">
            <text:p>sheetpath/_tstamps</text:p>
          </table:table-cell>
          <table:table-cell office:value-type="string">
            <text:p>tstamp</text:p>
          </table:table-cell>
          <table:table-cell office:value-type="string">
            <text:p>_ref</text:p>
          </table:table-cell>
          <table:table-cell office:value-type="string">
            <text:p>datasheet</text:p>
          </table:table-cell>
          <table:table-cell office:value-type="string">
            <text:p>fields/field/0/_name</text:p>
          </table:table-cell>
          <table:table-cell office:value-type="string">
            <text:p>fields/field/0/__text</text:p>
          </table:table-cell>
          <table:table-cell office:value-type="string">
            <text:p>fields/field/1/_name</text:p>
          </table:table-cell>
          <table:table-cell office:value-type="string">
            <text:p>fields/field/1/__text</text:p>
          </table:table-cell>
          <table:table-cell table:number-columns-repeated="2"/>
          <table:table-cell office:value-type="string">
            <text:p>Designator</text:p>
          </table:table-cell>
          <table:table-cell office:value-type="string">
            <text:p>MPN</text:p>
          </table:table-cell>
          <table:table-cell office:value-type="string">
            <text:p>Qty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47</text:p>
          </table:table-cell>
          <table:table-cell office:value-type="string">
            <text:p>RN48</text:p>
          </table:table-cell>
          <table:table-cell table:number-columns-repeated="7"/>
          <table:table-cell office:value-type="string">
            <text:p>RN33,RN34,RN35,RN36,RN37,RN38,RN39,RN40,RN41,RN42,RN43,RN44,RN45,RN46,RN47,RN48</text:p>
          </table:table-cell>
          <table:table-cell office:value-type="string">
            <text:p>744C083103JP</text:p>
          </table:table-cell>
          <table:table-cell office:value-type="float" office:value="16">
            <text:p>16</text:p>
          </table:table-cell>
          <table:table-cell office:value-type="string">
            <text:p>https://www.arrow.com/en/products/744c083103jp/cts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40</text:p>
          </table:table-cell>
          <table:table-cell office:value-type="string">
            <text:p>RN8</text:p>
          </table:table-cell>
          <table:table-cell table:number-columns-repeated="7"/>
          <table:table-cell office:value-type="string">
            <text:p>RN10,RN12,RN13,RN14,RN16,RN20,RN21,RN22,RN24,RN28,RN29,RN30,RN32,RN4,RN5,RN6,RN8</text:p>
          </table:table-cell>
          <table:table-cell office:value-type="string">
            <text:p>744C083331JP</text:p>
          </table:table-cell>
          <table:table-cell office:value-type="float" office:value="16">
            <text:p>16</text:p>
          </table:table-cell>
          <table:table-cell office:value-type="string">
            <text:p>https://www.arrow.com/en/products/744c083331jp/cts</text:p>
          </table:table-cell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68</text:p>
          </table:table-cell>
          <table:table-cell office:value-type="string">
            <text:p>RN9</text:p>
          </table:table-cell>
          <table:table-cell table:number-columns-repeated="7"/>
          <table:table-cell office:value-type="string">
            <text:p>RN1,RN11,RN15,RN17,RN18,RN19,RN2,RN23,RN25,RN26,RN27,RN3,RN31,RN7,RN9</text:p>
          </table:table-cell>
          <table:table-cell office:value-type="string">
            <text:p>744C083332JP</text:p>
          </table:table-cell>
          <table:table-cell office:value-type="float" office:value="16">
            <text:p>16</text:p>
          </table:table-cell>
          <table:table-cell office:value-type="string">
            <text:p>https://www.arrow.com/en/products/744c083332jp/cts</text:p>
          </table:table-cell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FFCB65</text:p>
          </table:table-cell>
          <table:table-cell office:value-type="string">
            <text:p>U9</text:p>
          </table:table-cell>
          <table:table-cell table:number-columns-repeated="7"/>
          <table:table-cell office:value-type="string">
            <text:p>U2,U3,U4,U5,U6,U7,U8,U9</text:p>
          </table:table-cell>
          <table:table-cell table:style-name="ce1" office:value-type="string">
            <text:p>74HC597D,652 or equivalent</text:p>
          </table:table-cell>
          <table:table-cell office:value-type="float" office:value="8">
            <text:p>8</text:p>
          </table:table-cell>
          <table:table-cell table:style-name="ce1" office:value-type="string">
            <text:p><text:a xlink:href="https://www.arrow.com/en/products/74hc597d652/nexperia">https://www.arrow.com/en/products/74hc597d652/nexperia</text:a></text:p>
          </table:table-cell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24</text:p>
          </table:table-cell>
          <table:table-cell office:value-type="string">
            <text:p>D9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,D4,D5,D6,D7,D8,D9</text:p>
          </table:table-cell>
          <table:table-cell office:value-type="string">
            <text:p>BAV23-A-7-F or equivalent</text:p>
          </table:table-cell>
          <table:table-cell office:value-type="float" office:value="32">
            <text:p>32</text:p>
          </table:table-cell>
          <table:table-cell office:value-type="string">
            <text:p>https://www.arrow.com/en/products/bav23a-7-f/diodes-incorporated</text:p>
          </table:table-cell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09</text:p>
          </table:table-cell>
          <table:table-cell office:value-type="string">
            <text:p>J27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,J22,J23,J24,J25,J26,J27</text:p>
          </table:table-cell>
          <table:table-cell office:value-type="string">
            <text:p>Molex 0026481081 or 0.156” 8 pin equivalent </text:p>
          </table:table-cell>
          <table:table-cell office:value-type="float" office:value="16">
            <text:p>16</text:p>
          </table:table-cell>
          <table:table-cell office:value-type="string">
            <text:p>https://www.arrow.com/en/products/0026481081/molex</text:p>
          </table:table-cell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2</text:p>
          </table:table-cell>
          <table:table-cell office:value-type="string">
            <text:p>C9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,C77,C79,C8,C80,C81,C9</text:p>
          </table:table-cell>
          <table:table-cell office:value-type="string">
            <text:p>SEEED 302010138 C0603 0.1uF</text:p>
          </table:table-cell>
          <table:table-cell office:value-type="float" office:value="80">
            <text:p>80</text:p>
          </table:table-cell>
          <table:table-cell office:value-type="string">
            <text:p>https://www.seeedstudio.com/opl.html</text:p>
          </table:table-cell>
        </table:table-row>
        <table:table-row table:style-name="ro2">
          <table:table-cell office:value-type="string">
            <text:p>JACK-DC-005</text:p>
          </table:table-cell>
          <table:table-cell office:value-type="string">
            <text:p>OPL_Connector:DCJ3P-14.2X11.0X9.0MM</text:p>
          </table:table-cell>
          <table:table-cell office:value-type="string">
            <text:p>SeeedOPL-Connector-2016</text:p>
          </table:table-cell>
          <table:table-cell office:value-type="string">
            <text:p>JACK-DC-005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D094C8F</text:p>
          </table:table-cell>
          <table:table-cell office:value-type="string">
            <text:p>J1</text:p>
          </table:table-cell>
          <table:table-cell/>
          <table:table-cell office:value-type="string">
            <text:p>SKU</text:p>
          </table:table-cell>
          <table:table-cell office:value-type="float" office:value="320120003">
            <text:p>320120003</text:p>
          </table:table-cell>
          <table:table-cell table:number-columns-repeated="4"/>
          <table:table-cell office:value-type="string">
            <text:p>J1</text:p>
          </table:table-cell>
          <table:table-cell office:value-type="string">
            <text:p>SEEED 320120003 DC-005 DC JACK</text:p>
          </table:table-cell>
          <table:table-cell office:value-type="float" office:value="1">
            <text:p>1</text:p>
          </table:table-cell>
          <table:table-cell office:value-type="string">
            <text:p>https://www.seeedstudio.com/opl.html</text:p>
          </table:table-cell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7C</text:p>
          </table:table-cell>
          <table:table-cell office:value-type="string">
            <text:p>Q94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,Q9,Q90,Q91,Q92,Q93,Q94</text:p>
          </table:table-cell>
          <table:table-cell office:value-type="string">
            <text:p>SEEED OPL 305030010 NCE3407</text:p>
          </table:table-cell>
          <table:table-cell office:value-type="float" office:value="64">
            <text:p>64</text:p>
          </table:table-cell>
          <table:table-cell office:value-type="string">
            <text:p>https://www.seeedstudio.com/opl.html</text:p>
          </table:table-cell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4A</text:p>
          </table:table-cell>
          <table:table-cell office:value-type="string">
            <text:p>Q96</text:p>
          </table:table-cell>
          <table:table-cell table:number-columns-repeated="7"/>
          <table:table-cell office:value-type="string">
            <text:p>Q1,Q13,Q14,Q15,Q16,Q2,Q25,Q26,Q27,Q28,Q3,Q37,Q38,Q39,Q4,Q40,Q49,Q50,Q51,Q52,Q61,Q62,Q63,Q64,Q73,Q74,Q83,Q84,Q85,Q86,Q95,Q96</text:p>
          </table:table-cell>
          <table:table-cell office:value-type="string">
            <text:p>Shenzhen OPL 2N7002DW-7-F</text:p>
          </table:table-cell>
          <table:table-cell office:value-type="float" office:value="32">
            <text:p>32</text:p>
          </table:table-cell>
          <table:table-cell office:value-type="string">
            <text:p>https://www.seeedstudio.com/opl.html</text:p>
          </table:table-cell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1B</text:p>
          </table:table-cell>
          <table:table-cell office:value-type="string">
            <text:p>U17</text:p>
          </table:table-cell>
          <table:table-cell table:number-columns-repeated="7"/>
          <table:table-cell office:value-type="string">
            <text:p>U10,U11,U12,U13,U14,U15,U16,U17</text:p>
          </table:table-cell>
          <table:table-cell table:style-name="ce1" office:value-type="string">
            <text:p>Shenzhen OPL 74HC595D,118 </text:p>
          </table:table-cell>
          <table:table-cell office:value-type="float" office:value="8">
            <text:p>8</text:p>
          </table:table-cell>
          <table:table-cell office:value-type="string">
            <text:p>https://www.seeedstudio.com/opl.html</text:p>
          </table:table-cell>
        </table:table-row>
        <table:table-row table:style-name="ro2">
          <table:table-cell office:value-type="string">
            <text:p>100uF 25V</text:p>
          </table:table-cell>
          <table:table-cell office:value-type="string">
            <text:p>Capacitors_THT:CP_Radial_D10.0mm_P2.50mm_P5.00mm</text:p>
          </table:table-cell>
          <table:table-cell office:value-type="string">
            <text:p>Device</text:p>
          </table:table-cell>
          <table:table-cell office:value-type="string">
            <text:p>C_Small</text:p>
          </table:table-cell>
          <table:table-cell office:value-type="string">
            <text:p>Unpolarized capacitor, small symbol</text:p>
          </table:table-cell>
          <table:table-cell table:number-columns-repeated="2" office:value-type="string">
            <text:p>/</text:p>
          </table:table-cell>
          <table:table-cell office:value-type="string">
            <text:p>5D08C81B</text:p>
          </table:table-cell>
          <table:table-cell office:value-type="string">
            <text:p>C8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C82,C83,C84,C85</text:p>
          </table:table-cell>
          <table:table-cell table:style-name="ce1" office:value-type="string">
            <text:p>Shenzhen OPL KF471M025G125A </text:p>
          </table:table-cell>
          <table:table-cell office:value-type="float" office:value="4">
            <text:p>4</text:p>
          </table:table-cell>
          <table:table-cell office:value-type="string">
            <text:p>https://www.seeedstudio.com/opl.html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AFDF198</text:p>
          </table:table-cell>
          <table:table-cell office:value-type="string">
            <text:p>RN10</text:p>
          </table:table-cell>
          <table:table-cell table:number-columns-repeated="7"/>
          <table:table-cell office:value-type="string">
            <text:p>RN1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B157691</text:p>
          </table:table-cell>
          <table:table-cell office:value-type="string">
            <text:p>RN12</text:p>
          </table:table-cell>
          <table:table-cell table:number-columns-repeated="7"/>
          <table:table-cell office:value-type="string">
            <text:p>RN10,RN1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B157E06</text:p>
          </table:table-cell>
          <table:table-cell office:value-type="string">
            <text:p>RN13</text:p>
          </table:table-cell>
          <table:table-cell table:number-columns-repeated="7"/>
          <table:table-cell office:value-type="string">
            <text:p>RN10,RN12,RN1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B157E5A</text:p>
          </table:table-cell>
          <table:table-cell office:value-type="string">
            <text:p>RN14</text:p>
          </table:table-cell>
          <table:table-cell table:number-columns-repeated="7"/>
          <table:table-cell office:value-type="string">
            <text:p>RN10,RN12,RN13,RN14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B1E8B28</text:p>
          </table:table-cell>
          <table:table-cell office:value-type="string">
            <text:p>RN16</text:p>
          </table:table-cell>
          <table:table-cell table:number-columns-repeated="7"/>
          <table:table-cell office:value-type="string">
            <text:p>RN10,RN12,RN13,RN14,RN1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72</text:p>
          </table:table-cell>
          <table:table-cell office:value-type="string">
            <text:p>RN20</text:p>
          </table:table-cell>
          <table:table-cell table:number-columns-repeated="7"/>
          <table:table-cell office:value-type="string">
            <text:p>RN10,RN12,RN13,RN14,RN16,RN2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73</text:p>
          </table:table-cell>
          <table:table-cell office:value-type="string">
            <text:p>RN21</text:p>
          </table:table-cell>
          <table:table-cell table:number-columns-repeated="7"/>
          <table:table-cell office:value-type="string">
            <text:p>RN10,RN12,RN13,RN14,RN16,RN20,RN2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3F</text:p>
          </table:table-cell>
          <table:table-cell office:value-type="string">
            <text:p>RN22</text:p>
          </table:table-cell>
          <table:table-cell table:number-columns-repeated="7"/>
          <table:table-cell office:value-type="string">
            <text:p>RN10,RN12,RN13,RN14,RN16,RN20,RN21,RN2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75</text:p>
          </table:table-cell>
          <table:table-cell office:value-type="string">
            <text:p>RN24</text:p>
          </table:table-cell>
          <table:table-cell table:number-columns-repeated="7"/>
          <table:table-cell office:value-type="string">
            <text:p>RN10,RN12,RN13,RN14,RN16,RN20,RN21,RN22,RN2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3B</text:p>
          </table:table-cell>
          <table:table-cell office:value-type="string">
            <text:p>RN28</text:p>
          </table:table-cell>
          <table:table-cell table:number-columns-repeated="7"/>
          <table:table-cell office:value-type="string">
            <text:p>RN10,RN12,RN13,RN14,RN16,RN20,RN21,RN22,RN24,RN2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3D</text:p>
          </table:table-cell>
          <table:table-cell office:value-type="string">
            <text:p>RN29</text:p>
          </table:table-cell>
          <table:table-cell table:number-columns-repeated="7"/>
          <table:table-cell office:value-type="string">
            <text:p>RN10,RN12,RN13,RN14,RN16,RN20,RN21,RN22,RN24,RN28,RN29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FFCB74</text:p>
          </table:table-cell>
          <table:table-cell office:value-type="string">
            <text:p>RN30</text:p>
          </table:table-cell>
          <table:table-cell table:number-columns-repeated="7"/>
          <table:table-cell office:value-type="string">
            <text:p>RN10,RN12,RN13,RN14,RN16,RN20,RN21,RN22,RN24,RN28,RN29,RN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41</text:p>
          </table:table-cell>
          <table:table-cell office:value-type="string">
            <text:p>RN32</text:p>
          </table:table-cell>
          <table:table-cell table:number-columns-repeated="7"/>
          <table:table-cell office:value-type="string">
            <text:p>RN10,RN12,RN13,RN14,RN16,RN20,RN21,RN22,RN24,RN28,RN29,RN30,RN3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3A</text:p>
          </table:table-cell>
          <table:table-cell office:value-type="string">
            <text:p>RN4</text:p>
          </table:table-cell>
          <table:table-cell table:number-columns-repeated="7"/>
          <table:table-cell office:value-type="string">
            <text:p>RN10,RN12,RN13,RN14,RN16,RN20,RN21,RN22,RN24,RN28,RN29,RN30,RN32,RN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3C</text:p>
          </table:table-cell>
          <table:table-cell office:value-type="string">
            <text:p>RN5</text:p>
          </table:table-cell>
          <table:table-cell table:number-columns-repeated="7"/>
          <table:table-cell office:value-type="string">
            <text:p>RN10,RN12,RN13,RN14,RN16,RN20,RN21,RN22,RN24,RN28,RN29,RN30,RN32,RN4,RN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3E</text:p>
          </table:table-cell>
          <table:table-cell office:value-type="string">
            <text:p>RN6</text:p>
          </table:table-cell>
          <table:table-cell table:number-columns-repeated="7"/>
          <table:table-cell office:value-type="string">
            <text:p>RN10,RN12,RN13,RN14,RN16,RN20,RN21,RN22,RN24,RN28,RN29,RN30,RN32,RN4,RN5,RN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BB6C6</text:p>
          </table:table-cell>
          <table:table-cell office:value-type="string">
            <text:p>C1</text:p>
          </table:table-cell>
          <table:table-cell table:number-columns-repeated="7"/>
          <table:table-cell office:value-type="string">
            <text:p>C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4</text:p>
          </table:table-cell>
          <table:table-cell office:value-type="string">
            <text:p>C10</text:p>
          </table:table-cell>
          <table:table-cell table:number-columns-repeated="7"/>
          <table:table-cell office:value-type="string">
            <text:p>C1,C1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6</text:p>
          </table:table-cell>
          <table:table-cell office:value-type="string">
            <text:p>C11</text:p>
          </table:table-cell>
          <table:table-cell table:number-columns-repeated="7"/>
          <table:table-cell office:value-type="string">
            <text:p>C1,C10,C1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47</text:p>
          </table:table-cell>
          <table:table-cell office:value-type="string">
            <text:p>C12</text:p>
          </table:table-cell>
          <table:table-cell table:number-columns-repeated="7"/>
          <table:table-cell office:value-type="string">
            <text:p>C1,C10,C11,C12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4B454</text:p>
          </table:table-cell>
          <table:table-cell office:value-type="string">
            <text:p>C13</text:p>
          </table:table-cell>
          <table:table-cell table:number-columns-repeated="7"/>
          <table:table-cell office:value-type="string">
            <text:p>C1,C10,C11,C12,C13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35</text:p>
          </table:table-cell>
          <table:table-cell office:value-type="string">
            <text:p>C14</text:p>
          </table:table-cell>
          <table:table-cell table:number-columns-repeated="7"/>
          <table:table-cell office:value-type="string">
            <text:p>C1,C10,C11,C12,C13,C1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13</text:p>
          </table:table-cell>
          <table:table-cell office:value-type="string">
            <text:p>C15</text:p>
          </table:table-cell>
          <table:table-cell table:number-columns-repeated="7"/>
          <table:table-cell office:value-type="string">
            <text:p>C1,C10,C11,C12,C13,C14,C15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FFCB86</text:p>
          </table:table-cell>
          <table:table-cell office:value-type="string">
            <text:p>C16</text:p>
          </table:table-cell>
          <table:table-cell table:number-columns-repeated="7"/>
          <table:table-cell office:value-type="string">
            <text:p>C1,C10,C11,C12,C13,C14,C15,C16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9</text:p>
          </table:table-cell>
          <table:table-cell office:value-type="string">
            <text:p>C17</text:p>
          </table:table-cell>
          <table:table-cell table:number-columns-repeated="7"/>
          <table:table-cell office:value-type="string">
            <text:p>C1,C10,C11,C12,C13,C14,C15,C16,C17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4C</text:p>
          </table:table-cell>
          <table:table-cell office:value-type="string">
            <text:p>C18</text:p>
          </table:table-cell>
          <table:table-cell table:number-columns-repeated="7"/>
          <table:table-cell office:value-type="string">
            <text:p>C1,C10,C11,C12,C13,C14,C15,C16,C17,C18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4B</text:p>
          </table:table-cell>
          <table:table-cell office:value-type="string">
            <text:p>C19</text:p>
          </table:table-cell>
          <table:table-cell table:number-columns-repeated="7"/>
          <table:table-cell office:value-type="string">
            <text:p>C1,C10,C11,C12,C13,C14,C15,C16,C17,C18,C19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19</text:p>
          </table:table-cell>
          <table:table-cell office:value-type="string">
            <text:p>C2</text:p>
          </table:table-cell>
          <table:table-cell table:number-columns-repeated="7"/>
          <table:table-cell office:value-type="string">
            <text:p>C1,C10,C11,C12,C13,C14,C15,C16,C17,C18,C19,C2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6</text:p>
          </table:table-cell>
          <table:table-cell office:value-type="string">
            <text:p>C20</text:p>
          </table:table-cell>
          <table:table-cell table:number-columns-repeated="7"/>
          <table:table-cell office:value-type="string">
            <text:p>C1,C10,C11,C12,C13,C14,C15,C16,C17,C18,C19,C2,C20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7</text:p>
          </table:table-cell>
          <table:table-cell office:value-type="string">
            <text:p>C21</text:p>
          </table:table-cell>
          <table:table-cell table:number-columns-repeated="7"/>
          <table:table-cell office:value-type="string">
            <text:p>C1,C10,C11,C12,C13,C14,C15,C16,C17,C18,C19,C2,C20,C21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8</text:p>
          </table:table-cell>
          <table:table-cell office:value-type="string">
            <text:p>C22</text:p>
          </table:table-cell>
          <table:table-cell table:number-columns-repeated="7"/>
          <table:table-cell office:value-type="string">
            <text:p>C1,C10,C11,C12,C13,C14,C15,C16,C17,C18,C19,C2,C20,C21,C22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EBBA0F</text:p>
          </table:table-cell>
          <table:table-cell office:value-type="string">
            <text:p>C23</text:p>
          </table:table-cell>
          <table:table-cell table:number-columns-repeated="7"/>
          <table:table-cell office:value-type="string">
            <text:p>C1,C10,C11,C12,C13,C14,C15,C16,C17,C18,C19,C2,C20,C21,C22,C23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A</text:p>
          </table:table-cell>
          <table:table-cell office:value-type="string">
            <text:p>C24</text:p>
          </table:table-cell>
          <table:table-cell table:number-columns-repeated="7"/>
          <table:table-cell office:value-type="string">
            <text:p>C1,C10,C11,C12,C13,C14,C15,C16,C17,C18,C19,C2,C20,C21,C22,C23,C24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B</text:p>
          </table:table-cell>
          <table:table-cell office:value-type="string">
            <text:p>C25</text:p>
          </table:table-cell>
          <table:table-cell table:number-columns-repeated="7"/>
          <table:table-cell office:value-type="string">
            <text:p>C1,C10,C11,C12,C13,C14,C15,C16,C17,C18,C19,C2,C20,C21,C22,C23,C24,C25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EBBB5F</text:p>
          </table:table-cell>
          <table:table-cell office:value-type="string">
            <text:p>C26</text:p>
          </table:table-cell>
          <table:table-cell table:number-columns-repeated="7"/>
          <table:table-cell office:value-type="string">
            <text:p>C1,C10,C11,C12,C13,C14,C15,C16,C17,C18,C19,C2,C20,C21,C22,C23,C24,C25,C26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D</text:p>
          </table:table-cell>
          <table:table-cell office:value-type="string">
            <text:p>C27</text:p>
          </table:table-cell>
          <table:table-cell table:number-columns-repeated="7"/>
          <table:table-cell office:value-type="string">
            <text:p>C1,C10,C11,C12,C13,C14,C15,C16,C17,C18,C19,C2,C20,C21,C22,C23,C24,C25,C26,C27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E</text:p>
          </table:table-cell>
          <table:table-cell office:value-type="string">
            <text:p>C28</text:p>
          </table:table-cell>
          <table:table-cell table:number-columns-repeated="7"/>
          <table:table-cell office:value-type="string">
            <text:p>C1,C10,C11,C12,C13,C14,C15,C16,C17,C18,C19,C2,C20,C21,C22,C23,C24,C25,C26,C27,C28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F</text:p>
          </table:table-cell>
          <table:table-cell office:value-type="string">
            <text:p>C29</text:p>
          </table:table-cell>
          <table:table-cell table:number-columns-repeated="7"/>
          <table:table-cell office:value-type="string">
            <text:p>C1,C10,C11,C12,C13,C14,C15,C16,C17,C18,C19,C2,C20,C21,C22,C23,C24,C25,C26,C27,C28,C29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1A</text:p>
          </table:table-cell>
          <table:table-cell office:value-type="string">
            <text:p>C3</text:p>
          </table:table-cell>
          <table:table-cell table:number-columns-repeated="7"/>
          <table:table-cell office:value-type="string">
            <text:p>C1,C10,C11,C12,C13,C14,C15,C16,C17,C18,C19,C2,C20,C21,C22,C23,C24,C25,C26,C27,C28,C29,C3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80</text:p>
          </table:table-cell>
          <table:table-cell office:value-type="string">
            <text:p>C30</text:p>
          </table:table-cell>
          <table:table-cell table:number-columns-repeated="7"/>
          <table:table-cell office:value-type="string">
            <text:p>C1,C10,C11,C12,C13,C14,C15,C16,C17,C18,C19,C2,C20,C21,C22,C23,C24,C25,C26,C27,C28,C29,C3,C30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EBBE66</text:p>
          </table:table-cell>
          <table:table-cell office:value-type="string">
            <text:p>C31</text:p>
          </table:table-cell>
          <table:table-cell table:number-columns-repeated="7"/>
          <table:table-cell office:value-type="string">
            <text:p>C1,C10,C11,C12,C13,C14,C15,C16,C17,C18,C19,C2,C20,C21,C22,C23,C24,C25,C26,C27,C28,C29,C3,C30,C31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AFE1229</text:p>
          </table:table-cell>
          <table:table-cell office:value-type="string">
            <text:p>C32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6E</text:p>
          </table:table-cell>
          <table:table-cell office:value-type="string">
            <text:p>C33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EFB94B</text:p>
          </table:table-cell>
          <table:table-cell office:value-type="string">
            <text:p>C34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85</text:p>
          </table:table-cell>
          <table:table-cell office:value-type="string">
            <text:p>C35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EFB93D</text:p>
          </table:table-cell>
          <table:table-cell office:value-type="string">
            <text:p>C36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EFB936</text:p>
          </table:table-cell>
          <table:table-cell office:value-type="string">
            <text:p>C37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17</text:p>
          </table:table-cell>
          <table:table-cell office:value-type="string">
            <text:p>C38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18</text:p>
          </table:table-cell>
          <table:table-cell office:value-type="string">
            <text:p>C39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</text:p>
          </table:table-cell>
          <table:table-cell/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42</text:p>
          </table:table-cell>
          <table:table-cell office:value-type="string">
            <text:p>C4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</text:p>
          </table:table-cell>
          <table:table-cell/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1B</text:p>
          </table:table-cell>
          <table:table-cell office:value-type="string">
            <text:p>C40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79</text:p>
          </table:table-cell>
          <table:table-cell office:value-type="string">
            <text:p>C41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</text:p>
          </table:table-cell>
          <table:table-cell/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BBA43</text:p>
          </table:table-cell>
          <table:table-cell office:value-type="string">
            <text:p>C42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</text:p>
          </table:table-cell>
          <table:table-cell/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1F</text:p>
          </table:table-cell>
          <table:table-cell office:value-type="string">
            <text:p>C43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44</text:p>
          </table:table-cell>
          <table:table-cell office:value-type="string">
            <text:p>C44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</text:p>
          </table:table-cell>
          <table:table-cell/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BBB99</text:p>
          </table:table-cell>
          <table:table-cell office:value-type="string">
            <text:p>C45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23</text:p>
          </table:table-cell>
          <table:table-cell office:value-type="string">
            <text:p>C46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25</text:p>
          </table:table-cell>
          <table:table-cell office:value-type="string">
            <text:p>C47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27</text:p>
          </table:table-cell>
          <table:table-cell office:value-type="string">
            <text:p>C48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81</text:p>
          </table:table-cell>
          <table:table-cell office:value-type="string">
            <text:p>C49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1D</text:p>
          </table:table-cell>
          <table:table-cell office:value-type="string">
            <text:p>C5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D0F64CF</text:p>
          </table:table-cell>
          <table:table-cell office:value-type="string">
            <text:p>C50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</text:p>
          </table:table-cell>
          <table:table-cell/>
          <table:table-cell office:value-type="float" office:value="46">
            <text:p>4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12</text:p>
          </table:table-cell>
          <table:table-cell office:value-type="string">
            <text:p>C51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</text:p>
          </table:table-cell>
          <table:table-cell/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4F</text:p>
          </table:table-cell>
          <table:table-cell office:value-type="string">
            <text:p>C52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28</text:p>
          </table:table-cell>
          <table:table-cell office:value-type="string">
            <text:p>C53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84</text:p>
          </table:table-cell>
          <table:table-cell office:value-type="string">
            <text:p>C54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FFCB83</text:p>
          </table:table-cell>
          <table:table-cell office:value-type="string">
            <text:p>C55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</text:p>
          </table:table-cell>
          <table:table-cell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16</text:p>
          </table:table-cell>
          <table:table-cell office:value-type="string">
            <text:p>C56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</text:p>
          </table:table-cell>
          <table:table-cell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BB9AD</text:p>
          </table:table-cell>
          <table:table-cell office:value-type="string">
            <text:p>C57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</text:p>
          </table:table-cell>
          <table:table-cell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BB9DD</text:p>
          </table:table-cell>
          <table:table-cell office:value-type="string">
            <text:p>C58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</text:p>
          </table:table-cell>
          <table:table-cell/>
          <table:table-cell office:value-type="float" office:value="54">
            <text:p>5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43</text:p>
          </table:table-cell>
          <table:table-cell office:value-type="string">
            <text:p>C59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</text:p>
          </table:table-cell>
          <table:table-cell/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BBA79</text:p>
          </table:table-cell>
          <table:table-cell office:value-type="string">
            <text:p>C6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</text:p>
          </table:table-cell>
          <table:table-cell/>
          <table:table-cell office:value-type="float" office:value="56">
            <text:p>5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1C</text:p>
          </table:table-cell>
          <table:table-cell office:value-type="string">
            <text:p>C60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</text:p>
          </table:table-cell>
          <table:table-cell/>
          <table:table-cell office:value-type="float" office:value="57">
            <text:p>5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1E</text:p>
          </table:table-cell>
          <table:table-cell office:value-type="string">
            <text:p>C61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</text:p>
          </table:table-cell>
          <table:table-cell/>
          <table:table-cell office:value-type="float" office:value="58">
            <text:p>5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FFCB7C</text:p>
          </table:table-cell>
          <table:table-cell office:value-type="string">
            <text:p>C62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</text:p>
          </table:table-cell>
          <table:table-cell/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21</text:p>
          </table:table-cell>
          <table:table-cell office:value-type="string">
            <text:p>C63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BBE51</text:p>
          </table:table-cell>
          <table:table-cell office:value-type="string">
            <text:p>C64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</text:p>
          </table:table-cell>
          <table:table-cell/>
          <table:table-cell office:value-type="float" office:value="61">
            <text:p>6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BBE58</text:p>
          </table:table-cell>
          <table:table-cell office:value-type="string">
            <text:p>C65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</text:p>
          </table:table-cell>
          <table:table-cell/>
          <table:table-cell office:value-type="float" office:value="62">
            <text:p>6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BBE5F</text:p>
          </table:table-cell>
          <table:table-cell office:value-type="string">
            <text:p>C66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</text:p>
          </table:table-cell>
          <table:table-cell/>
          <table:table-cell office:value-type="float" office:value="63">
            <text:p>6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46</text:p>
          </table:table-cell>
          <table:table-cell office:value-type="string">
            <text:p>C67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</text:p>
          </table:table-cell>
          <table:table-cell/>
          <table:table-cell office:value-type="float" office:value="64">
            <text:p>6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30</text:p>
          </table:table-cell>
          <table:table-cell office:value-type="string">
            <text:p>C68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</text:p>
          </table:table-cell>
          <table:table-cell/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34</text:p>
          </table:table-cell>
          <table:table-cell office:value-type="string">
            <text:p>C69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</text:p>
          </table:table-cell>
          <table:table-cell/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45</text:p>
          </table:table-cell>
          <table:table-cell office:value-type="string">
            <text:p>C7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</text:p>
          </table:table-cell>
          <table:table-cell/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4E</text:p>
          </table:table-cell>
          <table:table-cell office:value-type="string">
            <text:p>C70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</text:p>
          </table:table-cell>
          <table:table-cell/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FB944</text:p>
          </table:table-cell>
          <table:table-cell office:value-type="string">
            <text:p>C71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</text:p>
          </table:table-cell>
          <table:table-cell/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4D</text:p>
          </table:table-cell>
          <table:table-cell office:value-type="string">
            <text:p>C72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</text:p>
          </table:table-cell>
          <table:table-cell/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4A</text:p>
          </table:table-cell>
          <table:table-cell office:value-type="string">
            <text:p>C73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</text:p>
          </table:table-cell>
          <table:table-cell/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03</text:p>
          </table:table-cell>
          <table:table-cell office:value-type="string">
            <text:p>C74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4C7</text:p>
          </table:table-cell>
          <table:table-cell office:value-type="string">
            <text:p>C75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</text:p>
          </table:table-cell>
          <table:table-cell/>
          <table:table-cell office:value-type="float" office:value="73">
            <text:p>73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CEA0131</text:p>
          </table:table-cell>
          <table:table-cell office:value-type="string">
            <text:p>C76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</text:p>
          </table:table-cell>
          <table:table-cell/>
          <table:table-cell office:value-type="float" office:value="74">
            <text:p>74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1A</text:p>
          </table:table-cell>
          <table:table-cell office:value-type="string">
            <text:p>C77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,C77</text:p>
          </table:table-cell>
          <table:table-cell/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18</text:p>
          </table:table-cell>
          <table:table-cell office:value-type="string">
            <text:p>C79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,C77,C79</text:p>
          </table:table-cell>
          <table:table-cell/>
          <table:table-cell office:value-type="float" office:value="76">
            <text:p>76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0</text:p>
          </table:table-cell>
          <table:table-cell office:value-type="string">
            <text:p>C8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,C77,C79,C8</text:p>
          </table:table-cell>
          <table:table-cell/>
          <table:table-cell office:value-type="float" office:value="77">
            <text:p>77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05</text:p>
          </table:table-cell>
          <table:table-cell office:value-type="string">
            <text:p>C80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,C77,C79,C8,C80</text:p>
          </table:table-cell>
          <table:table-cell/>
          <table:table-cell office:value-type="float" office:value="78">
            <text:p>78</text:p>
          </table:table-cell>
          <table:table-cell/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SeeedOPL-Capacitor-2016:C0603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office:value-type="string">
            <text:p>Unpolarized capacitor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19</text:p>
          </table:table-cell>
          <table:table-cell office:value-type="string">
            <text:p>C81</text:p>
          </table:table-cell>
          <table:table-cell table:number-columns-repeated="7"/>
          <table:table-cell office:value-type="string">
            <text:p>C1,C10,C11,C12,C13,C14,C15,C16,C17,C18,C19,C2,C20,C21,C22,C23,C24,C25,C26,C27,C28,C29,C3,C30,C31,C32,C33,C34,C35,C36,C37,C38,C39,C4,C40,C41,C42,C43,C44,C45,C46,C47,C48,C49,C5,C50,C51,C52,C53,C54,C55,C56,C57,C58,C59,C6,C60,C61,C62,C63,C64,C65,C66,C67,C68,C69,C7,C70,C71,C72,C73,C74,C75,C76,C77,C79,C8,C80,C81</text:p>
          </table:table-cell>
          <table:table-cell/>
          <table:table-cell office:value-type="float" office:value="79">
            <text:p>79</text:p>
          </table:table-cell>
          <table:table-cell/>
        </table:table-row>
        <table:table-row table:style-name="ro2">
          <table:table-cell office:value-type="string">
            <text:p>100uF 25V</text:p>
          </table:table-cell>
          <table:table-cell office:value-type="string">
            <text:p>Capacitors_THT:CP_Radial_D10.0mm_P2.50mm_P5.00mm</text:p>
          </table:table-cell>
          <table:table-cell office:value-type="string">
            <text:p>Device</text:p>
          </table:table-cell>
          <table:table-cell office:value-type="string">
            <text:p>C_Small</text:p>
          </table:table-cell>
          <table:table-cell office:value-type="string">
            <text:p>Unpolarized capacitor, small symbol</text:p>
          </table:table-cell>
          <table:table-cell table:number-columns-repeated="2" office:value-type="string">
            <text:p>/</text:p>
          </table:table-cell>
          <table:table-cell office:value-type="string">
            <text:p>5D05563B</text:p>
          </table:table-cell>
          <table:table-cell office:value-type="string">
            <text:p>C8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C82</text:p>
          </table:table-cell>
          <table:table-cell table:number-columns-repeated="3"/>
        </table:table-row>
        <table:table-row table:style-name="ro2">
          <table:table-cell office:value-type="string">
            <text:p>100uF 25V</text:p>
          </table:table-cell>
          <table:table-cell office:value-type="string">
            <text:p>Capacitors_THT:CP_Radial_D10.0mm_P2.50mm_P5.00mm</text:p>
          </table:table-cell>
          <table:table-cell office:value-type="string">
            <text:p>Device</text:p>
          </table:table-cell>
          <table:table-cell office:value-type="string">
            <text:p>C_Small</text:p>
          </table:table-cell>
          <table:table-cell office:value-type="string">
            <text:p>Unpolarized capacitor, small symbol</text:p>
          </table:table-cell>
          <table:table-cell table:number-columns-repeated="2" office:value-type="string">
            <text:p>/</text:p>
          </table:table-cell>
          <table:table-cell office:value-type="string">
            <text:p>5D08C72D</text:p>
          </table:table-cell>
          <table:table-cell office:value-type="string">
            <text:p>C8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C82,C83</text:p>
          </table:table-cell>
          <table:table-cell table:number-columns-repeated="3"/>
        </table:table-row>
        <table:table-row table:style-name="ro2">
          <table:table-cell office:value-type="string">
            <text:p>100uF 25V</text:p>
          </table:table-cell>
          <table:table-cell office:value-type="string">
            <text:p>Capacitors_THT:CP_Radial_D10.0mm_P2.50mm_P5.00mm</text:p>
          </table:table-cell>
          <table:table-cell office:value-type="string">
            <text:p>Device</text:p>
          </table:table-cell>
          <table:table-cell office:value-type="string">
            <text:p>C_Small</text:p>
          </table:table-cell>
          <table:table-cell office:value-type="string">
            <text:p>Unpolarized capacitor, small symbol</text:p>
          </table:table-cell>
          <table:table-cell table:number-columns-repeated="2" office:value-type="string">
            <text:p>/</text:p>
          </table:table-cell>
          <table:table-cell office:value-type="string">
            <text:p>5D08C79B</text:p>
          </table:table-cell>
          <table:table-cell office:value-type="string">
            <text:p>C84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C82,C83,C84</text:p>
          </table:table-cell>
          <table:table-cell table:number-columns-repeated="3"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84</text:p>
          </table:table-cell>
          <table:table-cell office:value-type="string">
            <text:p>RN33</text:p>
          </table:table-cell>
          <table:table-cell table:number-columns-repeated="7"/>
          <table:table-cell office:value-type="string">
            <text:p>RN3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F6537</text:p>
          </table:table-cell>
          <table:table-cell office:value-type="string">
            <text:p>RN34</text:p>
          </table:table-cell>
          <table:table-cell table:number-columns-repeated="7"/>
          <table:table-cell office:value-type="string">
            <text:p>RN33,RN3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2F5790</text:p>
          </table:table-cell>
          <table:table-cell office:value-type="string">
            <text:p>RN35</text:p>
          </table:table-cell>
          <table:table-cell table:number-columns-repeated="7"/>
          <table:table-cell office:value-type="string">
            <text:p>RN33,RN34,RN35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65</text:p>
          </table:table-cell>
          <table:table-cell office:value-type="string">
            <text:p>RN36</text:p>
          </table:table-cell>
          <table:table-cell table:number-columns-repeated="7"/>
          <table:table-cell office:value-type="string">
            <text:p>RN33,RN34,RN35,RN36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85</text:p>
          </table:table-cell>
          <table:table-cell office:value-type="string">
            <text:p>RN37</text:p>
          </table:table-cell>
          <table:table-cell table:number-columns-repeated="7"/>
          <table:table-cell office:value-type="string">
            <text:p>RN33,RN34,RN35,RN36,RN37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45</text:p>
          </table:table-cell>
          <table:table-cell office:value-type="string">
            <text:p>RN38</text:p>
          </table:table-cell>
          <table:table-cell table:number-columns-repeated="7"/>
          <table:table-cell office:value-type="string">
            <text:p>RN33,RN34,RN35,RN36,RN37,RN38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A5</text:p>
          </table:table-cell>
          <table:table-cell office:value-type="string">
            <text:p>RN39</text:p>
          </table:table-cell>
          <table:table-cell table:number-columns-repeated="7"/>
          <table:table-cell office:value-type="string">
            <text:p>RN33,RN34,RN35,RN36,RN37,RN38,RN39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1EF8A3</text:p>
          </table:table-cell>
          <table:table-cell office:value-type="string">
            <text:p>RN40</text:p>
          </table:table-cell>
          <table:table-cell table:number-columns-repeated="7"/>
          <table:table-cell office:value-type="string">
            <text:p>RN33,RN34,RN35,RN36,RN37,RN38,RN39,RN4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86</text:p>
          </table:table-cell>
          <table:table-cell office:value-type="string">
            <text:p>RN41</text:p>
          </table:table-cell>
          <table:table-cell table:number-columns-repeated="7"/>
          <table:table-cell office:value-type="string">
            <text:p>RN33,RN34,RN35,RN36,RN37,RN38,RN39,RN40,RN4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46</text:p>
          </table:table-cell>
          <table:table-cell office:value-type="string">
            <text:p>RN42</text:p>
          </table:table-cell>
          <table:table-cell table:number-columns-repeated="7"/>
          <table:table-cell office:value-type="string">
            <text:p>RN33,RN34,RN35,RN36,RN37,RN38,RN39,RN40,RN41,RN4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A6</text:p>
          </table:table-cell>
          <table:table-cell office:value-type="string">
            <text:p>RN43</text:p>
          </table:table-cell>
          <table:table-cell table:number-columns-repeated="7"/>
          <table:table-cell office:value-type="string">
            <text:p>RN33,RN34,RN35,RN36,RN37,RN38,RN39,RN40,RN41,RN42,RN43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64</text:p>
          </table:table-cell>
          <table:table-cell office:value-type="string">
            <text:p>RN44</text:p>
          </table:table-cell>
          <table:table-cell table:number-columns-repeated="7"/>
          <table:table-cell office:value-type="string">
            <text:p>RN33,RN34,RN35,RN36,RN37,RN38,RN39,RN40,RN41,RN42,RN43,RN4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26D7EA</text:p>
          </table:table-cell>
          <table:table-cell office:value-type="string">
            <text:p>RN45</text:p>
          </table:table-cell>
          <table:table-cell table:number-columns-repeated="7"/>
          <table:table-cell office:value-type="string">
            <text:p>RN33,RN34,RN35,RN36,RN37,RN38,RN39,RN40,RN41,RN42,RN43,RN44,RN45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A7</text:p>
          </table:table-cell>
          <table:table-cell office:value-type="string">
            <text:p>RN46</text:p>
          </table:table-cell>
          <table:table-cell table:number-columns-repeated="7"/>
          <table:table-cell office:value-type="string">
            <text:p>RN33,RN34,RN35,RN36,RN37,RN38,RN39,RN40,RN41,RN42,RN43,RN44,RN45,RN4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0k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63</text:p>
          </table:table-cell>
          <table:table-cell office:value-type="string">
            <text:p>RN47</text:p>
          </table:table-cell>
          <table:table-cell table:number-columns-repeated="7"/>
          <table:table-cell office:value-type="string">
            <text:p>RN33,RN34,RN35,RN36,RN37,RN38,RN39,RN40,RN41,RN42,RN43,RN44,RN45,RN46,RN47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8F</text:p>
          </table:table-cell>
          <table:table-cell office:value-type="string">
            <text:p>Q1</text:p>
          </table:table-cell>
          <table:table-cell table:number-columns-repeated="7"/>
          <table:table-cell office:value-type="string">
            <text:p>Q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2F57B7</text:p>
          </table:table-cell>
          <table:table-cell office:value-type="string">
            <text:p>Q13</text:p>
          </table:table-cell>
          <table:table-cell table:number-columns-repeated="7"/>
          <table:table-cell office:value-type="string">
            <text:p>Q1,Q1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6C</text:p>
          </table:table-cell>
          <table:table-cell office:value-type="string">
            <text:p>Q14</text:p>
          </table:table-cell>
          <table:table-cell table:number-columns-repeated="7"/>
          <table:table-cell office:value-type="string">
            <text:p>Q1,Q13,Q14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A8</text:p>
          </table:table-cell>
          <table:table-cell office:value-type="string">
            <text:p>Q15</text:p>
          </table:table-cell>
          <table:table-cell table:number-columns-repeated="7"/>
          <table:table-cell office:value-type="string">
            <text:p>Q1,Q13,Q14,Q15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67</text:p>
          </table:table-cell>
          <table:table-cell office:value-type="string">
            <text:p>Q16</text:p>
          </table:table-cell>
          <table:table-cell table:number-columns-repeated="7"/>
          <table:table-cell office:value-type="string">
            <text:p>Q1,Q13,Q14,Q15,Q1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4E</text:p>
          </table:table-cell>
          <table:table-cell office:value-type="string">
            <text:p>Q2</text:p>
          </table:table-cell>
          <table:table-cell table:number-columns-repeated="7"/>
          <table:table-cell office:value-type="string">
            <text:p>Q1,Q13,Q14,Q15,Q16,Q2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8E</text:p>
          </table:table-cell>
          <table:table-cell office:value-type="string">
            <text:p>Q25</text:p>
          </table:table-cell>
          <table:table-cell table:number-columns-repeated="7"/>
          <table:table-cell office:value-type="string">
            <text:p>Q1,Q13,Q14,Q15,Q16,Q2,Q25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4F</text:p>
          </table:table-cell>
          <table:table-cell office:value-type="string">
            <text:p>Q26</text:p>
          </table:table-cell>
          <table:table-cell table:number-columns-repeated="7"/>
          <table:table-cell office:value-type="string">
            <text:p>Q1,Q13,Q14,Q15,Q16,Q2,Q25,Q26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88</text:p>
          </table:table-cell>
          <table:table-cell office:value-type="string">
            <text:p>Q27</text:p>
          </table:table-cell>
          <table:table-cell table:number-columns-repeated="7"/>
          <table:table-cell office:value-type="string">
            <text:p>Q1,Q13,Q14,Q15,Q16,Q2,Q25,Q26,Q27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49</text:p>
          </table:table-cell>
          <table:table-cell office:value-type="string">
            <text:p>Q28</text:p>
          </table:table-cell>
          <table:table-cell table:number-columns-repeated="7"/>
          <table:table-cell office:value-type="string">
            <text:p>Q1,Q13,Q14,Q15,Q16,Q2,Q25,Q26,Q27,Q28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89</text:p>
          </table:table-cell>
          <table:table-cell office:value-type="string">
            <text:p>Q3</text:p>
          </table:table-cell>
          <table:table-cell table:number-columns-repeated="7"/>
          <table:table-cell office:value-type="string">
            <text:p>Q1,Q13,Q14,Q15,Q16,Q2,Q25,Q26,Q27,Q28,Q3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AF</text:p>
          </table:table-cell>
          <table:table-cell office:value-type="string">
            <text:p>Q37</text:p>
          </table:table-cell>
          <table:table-cell table:number-columns-repeated="7"/>
          <table:table-cell office:value-type="string">
            <text:p>Q1,Q13,Q14,Q15,Q16,Q2,Q25,Q26,Q27,Q28,Q3,Q37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6E</text:p>
          </table:table-cell>
          <table:table-cell office:value-type="string">
            <text:p>Q38</text:p>
          </table:table-cell>
          <table:table-cell table:number-columns-repeated="7"/>
          <table:table-cell office:value-type="string">
            <text:p>Q1,Q13,Q14,Q15,Q16,Q2,Q25,Q26,Q27,Q28,Q3,Q37,Q38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2F5796</text:p>
          </table:table-cell>
          <table:table-cell office:value-type="string">
            <text:p>Q39</text:p>
          </table:table-cell>
          <table:table-cell table:number-columns-repeated="7"/>
          <table:table-cell office:value-type="string">
            <text:p>Q1,Q13,Q14,Q15,Q16,Q2,Q25,Q26,Q27,Q28,Q3,Q37,Q38,Q39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F653D</text:p>
          </table:table-cell>
          <table:table-cell office:value-type="string">
            <text:p>Q4</text:p>
          </table:table-cell>
          <table:table-cell table:number-columns-repeated="7"/>
          <table:table-cell office:value-type="string">
            <text:p>Q1,Q13,Q14,Q15,Q16,Q2,Q25,Q26,Q27,Q28,Q3,Q37,Q38,Q39,Q4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1EF8A9</text:p>
          </table:table-cell>
          <table:table-cell office:value-type="string">
            <text:p>Q40</text:p>
          </table:table-cell>
          <table:table-cell table:number-columns-repeated="7"/>
          <table:table-cell office:value-type="string">
            <text:p>Q1,Q13,Q14,Q15,Q16,Q2,Q25,Q26,Q27,Q28,Q3,Q37,Q38,Q39,Q4,Q40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26D811</text:p>
          </table:table-cell>
          <table:table-cell office:value-type="string">
            <text:p>Q49</text:p>
          </table:table-cell>
          <table:table-cell table:number-columns-repeated="7"/>
          <table:table-cell office:value-type="string">
            <text:p>Q1,Q13,Q14,Q15,Q16,Q2,Q25,Q26,Q27,Q28,Q3,Q37,Q38,Q39,Q4,Q40,Q49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F6545</text:p>
          </table:table-cell>
          <table:table-cell office:value-type="string">
            <text:p>Q50</text:p>
          </table:table-cell>
          <table:table-cell table:number-columns-repeated="7"/>
          <table:table-cell office:value-type="string">
            <text:p>Q1,Q13,Q14,Q15,Q16,Q2,Q25,Q26,Q27,Q28,Q3,Q37,Q38,Q39,Q4,Q40,Q49,Q50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87</text:p>
          </table:table-cell>
          <table:table-cell office:value-type="string">
            <text:p>Q51</text:p>
          </table:table-cell>
          <table:table-cell table:number-columns-repeated="7"/>
          <table:table-cell office:value-type="string">
            <text:p>Q1,Q13,Q14,Q15,Q16,Q2,Q25,Q26,Q27,Q28,Q3,Q37,Q38,Q39,Q4,Q40,Q49,Q50,Q51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48</text:p>
          </table:table-cell>
          <table:table-cell office:value-type="string">
            <text:p>Q52</text:p>
          </table:table-cell>
          <table:table-cell table:number-columns-repeated="7"/>
          <table:table-cell office:value-type="string">
            <text:p>Q1,Q13,Q14,Q15,Q16,Q2,Q25,Q26,Q27,Q28,Q3,Q37,Q38,Q39,Q4,Q40,Q49,Q50,Q51,Q52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B0</text:p>
          </table:table-cell>
          <table:table-cell office:value-type="string">
            <text:p>Q61</text:p>
          </table:table-cell>
          <table:table-cell table:number-columns-repeated="7"/>
          <table:table-cell office:value-type="string">
            <text:p>Q1,Q13,Q14,Q15,Q16,Q2,Q25,Q26,Q27,Q28,Q3,Q37,Q38,Q39,Q4,Q40,Q49,Q50,Q51,Q52,Q61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1EF8CA</text:p>
          </table:table-cell>
          <table:table-cell office:value-type="string">
            <text:p>Q62</text:p>
          </table:table-cell>
          <table:table-cell table:number-columns-repeated="7"/>
          <table:table-cell office:value-type="string">
            <text:p>Q1,Q13,Q14,Q15,Q16,Q2,Q25,Q26,Q27,Q28,Q3,Q37,Q38,Q39,Q4,Q40,Q49,Q50,Q51,Q52,Q61,Q62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AA</text:p>
          </table:table-cell>
          <table:table-cell office:value-type="string">
            <text:p>Q63</text:p>
          </table:table-cell>
          <table:table-cell table:number-columns-repeated="7"/>
          <table:table-cell office:value-type="string">
            <text:p>Q1,Q13,Q14,Q15,Q16,Q2,Q25,Q26,Q27,Q28,Q3,Q37,Q38,Q39,Q4,Q40,Q49,Q50,Q51,Q52,Q61,Q62,Q63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68</text:p>
          </table:table-cell>
          <table:table-cell office:value-type="string">
            <text:p>Q64</text:p>
          </table:table-cell>
          <table:table-cell table:number-columns-repeated="7"/>
          <table:table-cell office:value-type="string">
            <text:p>Q1,Q13,Q14,Q15,Q16,Q2,Q25,Q26,Q27,Q28,Q3,Q37,Q38,Q39,Q4,Q40,Q49,Q50,Q51,Q52,Q61,Q62,Q63,Q64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8D</text:p>
          </table:table-cell>
          <table:table-cell office:value-type="string">
            <text:p>Q73</text:p>
          </table:table-cell>
          <table:table-cell table:number-columns-repeated="7"/>
          <table:table-cell office:value-type="string">
            <text:p>Q1,Q13,Q14,Q15,Q16,Q2,Q25,Q26,Q27,Q28,Q3,Q37,Q38,Q39,Q4,Q40,Q49,Q50,Q51,Q52,Q61,Q62,Q63,Q64,Q73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26D7F0</text:p>
          </table:table-cell>
          <table:table-cell office:value-type="string">
            <text:p>Q74</text:p>
          </table:table-cell>
          <table:table-cell table:number-columns-repeated="7"/>
          <table:table-cell office:value-type="string">
            <text:p>Q1,Q13,Q14,Q15,Q16,Q2,Q25,Q26,Q27,Q28,Q3,Q37,Q38,Q39,Q4,Q40,Q49,Q50,Q51,Q52,Q61,Q62,Q63,Q64,Q73,Q74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AE</text:p>
          </table:table-cell>
          <table:table-cell office:value-type="string">
            <text:p>Q83</text:p>
          </table:table-cell>
          <table:table-cell table:number-columns-repeated="7"/>
          <table:table-cell office:value-type="string">
            <text:p>Q1,Q13,Q14,Q15,Q16,Q2,Q25,Q26,Q27,Q28,Q3,Q37,Q38,Q39,Q4,Q40,Q49,Q50,Q51,Q52,Q61,Q62,Q63,Q64,Q73,Q74,Q83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6D</text:p>
          </table:table-cell>
          <table:table-cell office:value-type="string">
            <text:p>Q84</text:p>
          </table:table-cell>
          <table:table-cell table:number-columns-repeated="7"/>
          <table:table-cell office:value-type="string">
            <text:p>Q1,Q13,Q14,Q15,Q16,Q2,Q25,Q26,Q27,Q28,Q3,Q37,Q38,Q39,Q4,Q40,Q49,Q50,Q51,Q52,Q61,Q62,Q63,Q64,Q73,Q74,Q83,Q84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A9</text:p>
          </table:table-cell>
          <table:table-cell office:value-type="string">
            <text:p>Q85</text:p>
          </table:table-cell>
          <table:table-cell table:number-columns-repeated="7"/>
          <table:table-cell office:value-type="string">
            <text:p>Q1,Q13,Q14,Q15,Q16,Q2,Q25,Q26,Q27,Q28,Q3,Q37,Q38,Q39,Q4,Q40,Q49,Q50,Q51,Q52,Q61,Q62,Q63,Q64,Q73,Q74,Q83,Q84,Q85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66</text:p>
          </table:table-cell>
          <table:table-cell office:value-type="string">
            <text:p>Q86</text:p>
          </table:table-cell>
          <table:table-cell table:number-columns-repeated="7"/>
          <table:table-cell office:value-type="string">
            <text:p>Q1,Q13,Q14,Q15,Q16,Q2,Q25,Q26,Q27,Q28,Q3,Q37,Q38,Q39,Q4,Q40,Q49,Q50,Q51,Q52,Q61,Q62,Q63,Q64,Q73,Q74,Q83,Q84,Q85,Q86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2N7002DW-7-F</text:p>
          </table:table-cell>
          <table:table-cell office:value-type="string">
            <text:p>Package_TO_SOT_SMD:SOT-363_SC-70-6_Handsoldering</text:p>
          </table:table-cell>
          <table:table-cell office:value-type="string">
            <text:p>CLRLibrary</text:p>
          </table:table-cell>
          <table:table-cell office:value-type="string">
            <text:p>6N7002</text:p>
          </table:table-cell>
          <table:table-cell office:value-type="string">
            <text:p>Dual nFet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50</text:p>
          </table:table-cell>
          <table:table-cell office:value-type="string">
            <text:p>Q95</text:p>
          </table:table-cell>
          <table:table-cell table:number-columns-repeated="7"/>
          <table:table-cell office:value-type="string">
            <text:p>Q1,Q13,Q14,Q15,Q16,Q2,Q25,Q26,Q27,Q28,Q3,Q37,Q38,Q39,Q4,Q40,Q49,Q50,Q51,Q52,Q61,Q62,Q63,Q64,Q73,Q74,Q83,Q84,Q85,Q86,Q95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0E</text:p>
          </table:table-cell>
          <table:table-cell office:value-type="string">
            <text:p>RN1</text:p>
          </table:table-cell>
          <table:table-cell table:number-columns-repeated="7"/>
          <table:table-cell office:value-type="string">
            <text:p>RN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AFD68D9</text:p>
          </table:table-cell>
          <table:table-cell office:value-type="string">
            <text:p>RN11</text:p>
          </table:table-cell>
          <table:table-cell table:number-columns-repeated="7"/>
          <table:table-cell office:value-type="string">
            <text:p>RN1,RN1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70</text:p>
          </table:table-cell>
          <table:table-cell office:value-type="string">
            <text:p>RN15</text:p>
          </table:table-cell>
          <table:table-cell table:number-columns-repeated="7"/>
          <table:table-cell office:value-type="string">
            <text:p>RN1,RN11,RN1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AFDF197</text:p>
          </table:table-cell>
          <table:table-cell office:value-type="string">
            <text:p>RN17</text:p>
          </table:table-cell>
          <table:table-cell table:number-columns-repeated="7"/>
          <table:table-cell office:value-type="string">
            <text:p>RN1,RN11,RN15,RN1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2F</text:p>
          </table:table-cell>
          <table:table-cell office:value-type="string">
            <text:p>RN18</text:p>
          </table:table-cell>
          <table:table-cell table:number-columns-repeated="7"/>
          <table:table-cell office:value-type="string">
            <text:p>RN1,RN11,RN15,RN17,RN18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2C</text:p>
          </table:table-cell>
          <table:table-cell office:value-type="string">
            <text:p>RN19</text:p>
          </table:table-cell>
          <table:table-cell table:number-columns-repeated="7"/>
          <table:table-cell office:value-type="string">
            <text:p>RN1,RN11,RN15,RN17,RN18,RN19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E</text:p>
          </table:table-cell>
          <table:table-cell office:value-type="string">
            <text:p>RN2</text:p>
          </table:table-cell>
          <table:table-cell table:number-columns-repeated="7"/>
          <table:table-cell office:value-type="string">
            <text:p>RN1,RN11,RN15,RN17,RN18,RN19,RN2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14</text:p>
          </table:table-cell>
          <table:table-cell office:value-type="string">
            <text:p>RN23</text:p>
          </table:table-cell>
          <table:table-cell table:number-columns-repeated="7"/>
          <table:table-cell office:value-type="string">
            <text:p>RN1,RN11,RN15,RN17,RN18,RN19,RN2,RN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0F</text:p>
          </table:table-cell>
          <table:table-cell office:value-type="string">
            <text:p>RN25</text:p>
          </table:table-cell>
          <table:table-cell table:number-columns-repeated="7"/>
          <table:table-cell office:value-type="string">
            <text:p>RN1,RN11,RN15,RN17,RN18,RN19,RN2,RN23,RN2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FFCB69</text:p>
          </table:table-cell>
          <table:table-cell office:value-type="string">
            <text:p>RN26</text:p>
          </table:table-cell>
          <table:table-cell table:number-columns-repeated="7"/>
          <table:table-cell office:value-type="string">
            <text:p>RN1,RN11,RN15,RN17,RN18,RN19,RN2,RN23,RN25,RN2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CEA012D</text:p>
          </table:table-cell>
          <table:table-cell office:value-type="string">
            <text:p>RN27</text:p>
          </table:table-cell>
          <table:table-cell table:number-columns-repeated="7"/>
          <table:table-cell office:value-type="string">
            <text:p>RN1,RN11,RN15,RN17,RN18,RN19,RN2,RN23,RN25,RN26,RN27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FFCB66</text:p>
          </table:table-cell>
          <table:table-cell office:value-type="string">
            <text:p>RN3</text:p>
          </table:table-cell>
          <table:table-cell table:number-columns-repeated="7"/>
          <table:table-cell office:value-type="string">
            <text:p>RN1,RN11,RN15,RN17,RN18,RN19,RN2,RN23,RN25,RN26,RN27,RN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B132E35</text:p>
          </table:table-cell>
          <table:table-cell office:value-type="string">
            <text:p>RN31</text:p>
          </table:table-cell>
          <table:table-cell table:number-columns-repeated="7"/>
          <table:table-cell office:value-type="string">
            <text:p>RN1,RN11,RN15,RN17,RN18,RN19,RN2,RN23,RN25,RN26,RN27,RN3,RN3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3k3</text:p>
          </table:table-cell>
          <table:table-cell office:value-type="string">
            <text:p>CLRConnector:2012-8</text:p>
          </table:table-cell>
          <table:table-cell office:value-type="string">
            <text:p>Device</text:p>
          </table:table-cell>
          <table:table-cell office:value-type="string">
            <text:p>R_Pack04</text:p>
          </table:table-cell>
          <table:table-cell office:value-type="string">
            <text:p>4 resistor network, parallel topology, DIP package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15</text:p>
          </table:table-cell>
          <table:table-cell office:value-type="string">
            <text:p>RN7</text:p>
          </table:table-cell>
          <table:table-cell table:number-columns-repeated="7"/>
          <table:table-cell office:value-type="string">
            <text:p>RN1,RN11,RN15,RN17,RN18,RN19,RN2,RN23,RN25,RN26,RN27,RN3,RN31,RN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F64BD</text:p>
          </table:table-cell>
          <table:table-cell office:value-type="string">
            <text:p>U10</text:p>
          </table:table-cell>
          <table:table-cell table:number-columns-repeated="7"/>
          <table:table-cell office:value-type="string">
            <text:p>U1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1D</text:p>
          </table:table-cell>
          <table:table-cell office:value-type="string">
            <text:p>U11</text:p>
          </table:table-cell>
          <table:table-cell table:number-columns-repeated="7"/>
          <table:table-cell office:value-type="string">
            <text:p>U10,U1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13</text:p>
          </table:table-cell>
          <table:table-cell office:value-type="string">
            <text:p>U12</text:p>
          </table:table-cell>
          <table:table-cell table:number-columns-repeated="7"/>
          <table:table-cell office:value-type="string">
            <text:p>U10,U11,U1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1C</text:p>
          </table:table-cell>
          <table:table-cell office:value-type="string">
            <text:p>U13</text:p>
          </table:table-cell>
          <table:table-cell table:number-columns-repeated="7"/>
          <table:table-cell office:value-type="string">
            <text:p>U10,U11,U12,U13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12</text:p>
          </table:table-cell>
          <table:table-cell office:value-type="string">
            <text:p>U14</text:p>
          </table:table-cell>
          <table:table-cell table:number-columns-repeated="7"/>
          <table:table-cell office:value-type="string">
            <text:p>U10,U11,U12,U13,U1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F64C8</text:p>
          </table:table-cell>
          <table:table-cell office:value-type="string">
            <text:p>U15</text:p>
          </table:table-cell>
          <table:table-cell table:number-columns-repeated="7"/>
          <table:table-cell office:value-type="string">
            <text:p>U10,U11,U12,U13,U14,U15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74HC595D,118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14</text:p>
          </table:table-cell>
          <table:table-cell office:value-type="string">
            <text:p>U16</text:p>
          </table:table-cell>
          <table:table-cell table:number-columns-repeated="7"/>
          <table:table-cell office:value-type="string">
            <text:p>U10,U11,U12,U13,U14,U15,U1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0C</text:p>
          </table:table-cell>
          <table:table-cell office:value-type="string">
            <text:p>U2</text:p>
          </table:table-cell>
          <table:table-cell table:number-columns-repeated="7"/>
          <table:table-cell office:value-type="string">
            <text:p>U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CEA012A</text:p>
          </table:table-cell>
          <table:table-cell office:value-type="string">
            <text:p>U3</text:p>
          </table:table-cell>
          <table:table-cell table:number-columns-repeated="7"/>
          <table:table-cell office:value-type="string">
            <text:p>U2,U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CFFCB67</text:p>
          </table:table-cell>
          <table:table-cell office:value-type="string">
            <text:p>U4</text:p>
          </table:table-cell>
          <table:table-cell table:number-columns-repeated="7"/>
          <table:table-cell office:value-type="string">
            <text:p>U2,U3,U4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AFD6235</text:p>
          </table:table-cell>
          <table:table-cell office:value-type="string">
            <text:p>U5</text:p>
          </table:table-cell>
          <table:table-cell table:number-columns-repeated="7"/>
          <table:table-cell office:value-type="string">
            <text:p>U2,U3,U4,U5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CEA010D</text:p>
          </table:table-cell>
          <table:table-cell office:value-type="string">
            <text:p>U6</text:p>
          </table:table-cell>
          <table:table-cell table:number-columns-repeated="7"/>
          <table:table-cell office:value-type="string">
            <text:p>U2,U3,U4,U5,U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33_48/</text:p>
          </table:table-cell>
          <table:table-cell office:value-type="string">
            <text:p>/5CE81FF5/</text:p>
          </table:table-cell>
          <table:table-cell office:value-type="string">
            <text:p>5D0F64CB</text:p>
          </table:table-cell>
          <table:table-cell office:value-type="string">
            <text:p>U7</text:p>
          </table:table-cell>
          <table:table-cell table:number-columns-repeated="7"/>
          <table:table-cell office:value-type="string">
            <text:p>U2,U3,U4,U5,U6,U7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74HC597</text:p>
          </table:table-cell>
          <table:table-cell office:value-type="string">
            <text:p>SMD_Packages:SO-16-N</text:p>
          </table:table-cell>
          <table:table-cell office:value-type="string">
            <text:p>SerialIOProc-rescue</text:p>
          </table:table-cell>
          <table:table-cell office:value-type="string">
            <text:p>74HC595</text:p>
          </table:table-cell>
          <table:table-cell/>
          <table:table-cell office:value-type="string">
            <text:p>/Ports49_64/</text:p>
          </table:table-cell>
          <table:table-cell office:value-type="string">
            <text:p>/5CE982AE/</text:p>
          </table:table-cell>
          <table:table-cell office:value-type="string">
            <text:p>5AFDF196</text:p>
          </table:table-cell>
          <table:table-cell office:value-type="string">
            <text:p>U8</text:p>
          </table:table-cell>
          <table:table-cell table:number-columns-repeated="7"/>
          <table:table-cell office:value-type="string">
            <text:p>U2,U3,U4,U5,U6,U7,U8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25</text:p>
          </table:table-cell>
          <table:table-cell office:value-type="string">
            <text:p>D1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0D</text:p>
          </table:table-cell>
          <table:table-cell office:value-type="string">
            <text:p>D10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2E</text:p>
          </table:table-cell>
          <table:table-cell office:value-type="string">
            <text:p>D11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36</text:p>
          </table:table-cell>
          <table:table-cell office:value-type="string">
            <text:p>D1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28</text:p>
          </table:table-cell>
          <table:table-cell office:value-type="string">
            <text:p>D1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39</text:p>
          </table:table-cell>
          <table:table-cell office:value-type="string">
            <text:p>D14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2C</text:p>
          </table:table-cell>
          <table:table-cell office:value-type="string">
            <text:p>D1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F6505</text:p>
          </table:table-cell>
          <table:table-cell office:value-type="string">
            <text:p>D16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26</text:p>
          </table:table-cell>
          <table:table-cell office:value-type="string">
            <text:p>D17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0E</text:p>
          </table:table-cell>
          <table:table-cell office:value-type="string">
            <text:p>D18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2D</text:p>
          </table:table-cell>
          <table:table-cell office:value-type="string">
            <text:p>D19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4CFA</text:p>
          </table:table-cell>
          <table:table-cell office:value-type="string">
            <text:p>D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37</text:p>
          </table:table-cell>
          <table:table-cell office:value-type="string">
            <text:p>D20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27</text:p>
          </table:table-cell>
          <table:table-cell office:value-type="string">
            <text:p>D21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3A</text:p>
          </table:table-cell>
          <table:table-cell office:value-type="string">
            <text:p>D2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2A</text:p>
          </table:table-cell>
          <table:table-cell office:value-type="string">
            <text:p>D2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3D</text:p>
          </table:table-cell>
          <table:table-cell office:value-type="string">
            <text:p>D24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4DC</text:p>
          </table:table-cell>
          <table:table-cell office:value-type="string">
            <text:p>D2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0C</text:p>
          </table:table-cell>
          <table:table-cell office:value-type="string">
            <text:p>D26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4EA</text:p>
          </table:table-cell>
          <table:table-cell office:value-type="string">
            <text:p>D27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4FF</text:p>
          </table:table-cell>
          <table:table-cell office:value-type="string">
            <text:p>D28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4E1</text:p>
          </table:table-cell>
          <table:table-cell office:value-type="string">
            <text:p>D29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2F</text:p>
          </table:table-cell>
          <table:table-cell office:value-type="string">
            <text:p>D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500</text:p>
          </table:table-cell>
          <table:table-cell office:value-type="string">
            <text:p>D30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F64E3</text:p>
          </table:table-cell>
          <table:table-cell office:value-type="string">
            <text:p>D31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3E</text:p>
          </table:table-cell>
          <table:table-cell office:value-type="string">
            <text:p>D3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38</text:p>
          </table:table-cell>
          <table:table-cell office:value-type="string">
            <text:p>D4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,D4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29</text:p>
          </table:table-cell>
          <table:table-cell office:value-type="string">
            <text:p>D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,D4,D5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3B</text:p>
          </table:table-cell>
          <table:table-cell office:value-type="string">
            <text:p>D6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,D4,D5,D6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2B</text:p>
          </table:table-cell>
          <table:table-cell office:value-type="string">
            <text:p>D7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,D4,D5,D6,D7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BAV23A/Q</text:p>
          </table:table-cell>
          <table:table-cell office:value-type="string">
            <text:p>SeeedOPL-Diode-2016:SOT-23</text:p>
          </table:table-cell>
          <table:table-cell office:value-type="string">
            <text:p>Device</text:p>
          </table:table-cell>
          <table:table-cell office:value-type="string">
            <text:p>D_Schottky_x2_ACom_KKA</text:p>
          </table:table-cell>
          <table:table-cell office:value-type="string">
            <text:p>Dual Schottky diode, common anode on pin 3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3C</text:p>
          </table:table-cell>
          <table:table-cell office:value-type="string">
            <text:p>D8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D1,D10,D11,D12,D13,D14,D15,D16,D17,D18,D19,D2,D20,D21,D22,D23,D24,D25,D26,D27,D28,D29,D3,D30,D31,D32,D4,D5,D6,D7,D8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KK156-1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D09C8E4</text:p>
          </table:table-cell>
          <table:table-cell office:value-type="string">
            <text:p>J29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2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KK156-1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D09CC91</text:p>
          </table:table-cell>
          <table:table-cell office:value-type="string">
            <text:p>J30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29,J3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AC0BC23</text:p>
          </table:table-cell>
          <table:table-cell office:value-type="string">
            <text:p>M1</text:p>
          </table:table-cell>
          <table:table-cell table:number-columns-repeated="7"/>
          <table:table-cell office:value-type="string">
            <text:p>J29,J30,M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D080167</text:p>
          </table:table-cell>
          <table:table-cell office:value-type="string">
            <text:p>M10</text:p>
          </table:table-cell>
          <table:table-cell table:number-columns-repeated="7"/>
          <table:table-cell office:value-type="string">
            <text:p>J29,J30,M1,M10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AC0BCD6</text:p>
          </table:table-cell>
          <table:table-cell office:value-type="string">
            <text:p>M2</text:p>
          </table:table-cell>
          <table:table-cell table:number-columns-repeated="11"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CF04EB7</text:p>
          </table:table-cell>
          <table:table-cell office:value-type="string">
            <text:p>M3</text:p>
          </table:table-cell>
          <table:table-cell table:number-columns-repeated="11"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CF04F11</text:p>
          </table:table-cell>
          <table:table-cell office:value-type="string">
            <text:p>M4</text:p>
          </table:table-cell>
          <table:table-cell table:number-columns-repeated="11"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CF04F17</text:p>
          </table:table-cell>
          <table:table-cell office:value-type="string">
            <text:p>M5</text:p>
          </table:table-cell>
          <table:table-cell table:number-columns-repeated="11"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CF04F1D</text:p>
          </table:table-cell>
          <table:table-cell office:value-type="string">
            <text:p>M6</text:p>
          </table:table-cell>
          <table:table-cell table:number-columns-repeated="11"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CF04F23</text:p>
          </table:table-cell>
          <table:table-cell office:value-type="string">
            <text:p>M7</text:p>
          </table:table-cell>
          <table:table-cell table:number-columns-repeated="11"/>
        </table:table-row>
        <table:table-row table:style-name="ro2">
          <table:table-cell office:value-type="string">
            <text:p>Conn_01x01</text:p>
          </table:table-cell>
          <table:table-cell office:value-type="string">
            <text:p>CLRConnector:Mounting#4</text:p>
          </table:table-cell>
          <table:table-cell office:value-type="string">
            <text:p>SerialIOProc-rescue</text:p>
          </table:table-cell>
          <table:table-cell office:value-type="string">
            <text:p>Conn_01x01-conn</text:p>
          </table:table-cell>
          <table:table-cell/>
          <table:table-cell office:value-type="string">
            <text:p>/Mounting/</text:p>
          </table:table-cell>
          <table:table-cell office:value-type="string">
            <text:p>/5BA655A7/</text:p>
          </table:table-cell>
          <table:table-cell office:value-type="string">
            <text:p>5D080160</text:p>
          </table:table-cell>
          <table:table-cell office:value-type="string">
            <text:p>M9</text:p>
          </table:table-cell>
          <table:table-cell table:number-columns-repeated="7"/>
          <table:table-cell office:value-type="string">
            <text:p>,M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nn_01x02_Female</text:p>
          </table:table-cell>
          <table:table-cell office:value-type="string">
            <text:p>TerminalBlock:TerminalBlock_Wuerth_691311400102_P7.62mm</text:p>
          </table:table-cell>
          <table:table-cell office:value-type="string">
            <text:p>Connector</text:p>
          </table:table-cell>
          <table:table-cell office:value-type="string">
            <text:p>Conn_01x02_Female</text:p>
          </table:table-cell>
          <table:table-cell office:value-type="string">
            <text:p>Generic connector, single row, 01x02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949B2</text:p>
          </table:table-cell>
          <table:table-cell office:value-type="string">
            <text:p>J28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2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2913C</text:p>
          </table:table-cell>
          <table:table-cell office:value-type="string">
            <text:p>J1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291BA</text:p>
          </table:table-cell>
          <table:table-cell office:value-type="string">
            <text:p>J1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F656C</text:p>
          </table:table-cell>
          <table:table-cell office:value-type="string">
            <text:p>J14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1B829</text:p>
          </table:table-cell>
          <table:table-cell office:value-type="string">
            <text:p>J1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11441</text:p>
          </table:table-cell>
          <table:table-cell office:value-type="string">
            <text:p>J16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11495</text:p>
          </table:table-cell>
          <table:table-cell office:value-type="string">
            <text:p>J17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114ED</text:p>
          </table:table-cell>
          <table:table-cell office:value-type="string">
            <text:p>J18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14F4D</text:p>
          </table:table-cell>
          <table:table-cell office:value-type="string">
            <text:p>J19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table:number-columns-repeated="2" office:value-type="string">
            <text:p>/</text:p>
          </table:table-cell>
          <table:table-cell office:value-type="string">
            <text:p>5D029390</text:p>
          </table:table-cell>
          <table:table-cell office:value-type="string">
            <text:p>J20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56</text:p>
          </table:table-cell>
          <table:table-cell office:value-type="string">
            <text:p>J21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4CF4</text:p>
          </table:table-cell>
          <table:table-cell office:value-type="string">
            <text:p>J2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,J22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0A</text:p>
          </table:table-cell>
          <table:table-cell office:value-type="string">
            <text:p>J2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,J22,J23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55</text:p>
          </table:table-cell>
          <table:table-cell office:value-type="string">
            <text:p>J24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,J22,J23,J24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0B</text:p>
          </table:table-cell>
          <table:table-cell office:value-type="string">
            <text:p>J2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,J22,J23,J24,J25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onn_01x08_Male</text:p>
          </table:table-cell>
          <table:table-cell office:value-type="string">
            <text:p>CLRLibraryParts:KK156-8</text:p>
          </table:table-cell>
          <table:table-cell office:value-type="string">
            <text:p>Connector</text:p>
          </table:table-cell>
          <table:table-cell office:value-type="string">
            <text:p>Conn_01x08_Male</text:p>
          </table:table-cell>
          <table:table-cell office:value-type="string">
            <text:p>Generic connector, single row, 01x08, script generated (kicad-library-utils/schlib/autogen/connector/)</text:p>
          </table:table-cell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54</text:p>
          </table:table-cell>
          <table:table-cell office:value-type="string">
            <text:p>J26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J12,J13,J14,J15,J16,J17,J18,J19,J20,J21,J22,J23,J24,J25,J26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Conn_02x04_Counter_Clockwise</text:p>
          </table:table-cell>
          <table:table-cell office:value-type="string">
            <text:p>SeeedOPL-Connector-2016:H2X4-2.54</text:p>
          </table:table-cell>
          <table:table-cell office:value-type="string">
            <text:p>SerialIOProc-rescue</text:p>
          </table:table-cell>
          <table:table-cell office:value-type="string">
            <text:p>Conn_02x04_Counter_Clockwise-conn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D036C57</text:p>
          </table:table-cell>
          <table:table-cell office:value-type="string">
            <text:p>InChIn1</text:p>
          </table:table-cell>
          <table:table-cell table:number-columns-repeated="7"/>
          <table:table-cell office:value-type="string">
            <text:p>InChIn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nn_02x04_Counter_Clockwise</text:p>
          </table:table-cell>
          <table:table-cell office:value-type="string">
            <text:p>SeeedOPL-Connector-2016:H2X4-2.54</text:p>
          </table:table-cell>
          <table:table-cell office:value-type="string">
            <text:p>SerialIOProc-rescue</text:p>
          </table:table-cell>
          <table:table-cell office:value-type="string">
            <text:p>Conn_02x04_Counter_Clockwise-conn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D0DE372</text:p>
          </table:table-cell>
          <table:table-cell office:value-type="string">
            <text:p>OutChIn1</text:p>
          </table:table-cell>
          <table:table-cell table:number-columns-repeated="7"/>
          <table:table-cell office:value-type="string">
            <text:p>InChIn1,OutChIn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onn_02x04_Counter_Clockwise</text:p>
          </table:table-cell>
          <table:table-cell office:value-type="string">
            <text:p>SeeedOPL-Connector-2016:H2X4-2.54</text:p>
          </table:table-cell>
          <table:table-cell office:value-type="string">
            <text:p>SerialIOProc-rescue</text:p>
          </table:table-cell>
          <table:table-cell office:value-type="string">
            <text:p>Conn_02x04_Counter_Clockwise-conn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D09F94E</text:p>
          </table:table-cell>
          <table:table-cell office:value-type="string">
            <text:p>OutChIn2</text:p>
          </table:table-cell>
          <table:table-cell table:number-columns-repeated="7"/>
          <table:table-cell office:value-type="string">
            <text:p>InChIn1,OutChIn1,OutChIn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IP-USB-B-TYPE-FMAL_4+2P-2.0-90D_</text:p>
          </table:table-cell>
          <table:table-cell office:value-type="string">
            <text:p>SeeedOPL-Connector-2016:USB4+2-2.5-90D-15.8X12MM</text:p>
          </table:table-cell>
          <table:table-cell office:value-type="string">
            <text:p>SeeedOPL-Connector-2016</text:p>
          </table:table-cell>
          <table:table-cell office:value-type="string">
            <text:p>DIP-USB-B-TYPE-FMAL_4+2P-2.0-90D_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5CFF0455</text:p>
          </table:table-cell>
          <table:table-cell office:value-type="string">
            <text:p>JP1</text:p>
          </table:table-cell>
          <table:table-cell/>
          <table:table-cell office:value-type="string">
            <text:p>SKU</text:p>
          </table:table-cell>
          <table:table-cell office:value-type="float" office:value="320010018">
            <text:p>320010018</text:p>
          </table:table-cell>
          <table:table-cell table:number-columns-repeated="4"/>
          <table:table-cell office:value-type="string">
            <text:p>JP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NP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2" office:value-type="string">
            <text:p>/</text:p>
          </table:table-cell>
          <table:table-cell office:value-type="string">
            <text:p>5D02FB59</text:p>
          </table:table-cell>
          <table:table-cell office:value-type="string">
            <text:p>R2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NP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2" office:value-type="string">
            <text:p>/</text:p>
          </table:table-cell>
          <table:table-cell office:value-type="string">
            <text:p>5D0612B9</text:p>
          </table:table-cell>
          <table:table-cell office:value-type="string">
            <text:p>R3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2,R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NP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2" office:value-type="string">
            <text:p>/</text:p>
          </table:table-cell>
          <table:table-cell office:value-type="string">
            <text:p>5D05DCB3</text:p>
          </table:table-cell>
          <table:table-cell office:value-type="string">
            <text:p>R5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2,R3,R5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NP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2" office:value-type="string">
            <text:p>/</text:p>
          </table:table-cell>
          <table:table-cell office:value-type="string">
            <text:p>5D072550</text:p>
          </table:table-cell>
          <table:table-cell office:value-type="string">
            <text:p>R7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2,R3,R5,R7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DNP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2" office:value-type="string">
            <text:p>/</text:p>
          </table:table-cell>
          <table:table-cell office:value-type="string">
            <text:p>5D07284C</text:p>
          </table:table-cell>
          <table:table-cell office:value-type="string">
            <text:p>R8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2,R3,R5,R7,R8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office:value-type="string">
            <text:p>/Ports0_15/</text:p>
          </table:table-cell>
          <table:table-cell office:value-type="string">
            <text:p>/5CFEE74D/</text:p>
          </table:table-cell>
          <table:table-cell office:value-type="string">
            <text:p>5D09BDA3</text:p>
          </table:table-cell>
          <table:table-cell office:value-type="string">
            <text:p>R10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1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SeeedOPL-Resistor-2016:R0603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office:value-type="string">
            <text:p>/Ports16_32/</text:p>
          </table:table-cell>
          <table:table-cell office:value-type="string">
            <text:p>/5CFC7757/</text:p>
          </table:table-cell>
          <table:table-cell office:value-type="string">
            <text:p>5D063097</text:p>
          </table:table-cell>
          <table:table-cell office:value-type="string">
            <text:p>R9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R10,R9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9E</text:p>
          </table:table-cell>
          <table:table-cell office:value-type="string">
            <text:p>Q1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08</text:p>
          </table:table-cell>
          <table:table-cell office:value-type="string">
            <text:p>Q1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0F</text:p>
          </table:table-cell>
          <table:table-cell office:value-type="string">
            <text:p>Q1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2F57F8</text:p>
          </table:table-cell>
          <table:table-cell office:value-type="string">
            <text:p>Q1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2F5800</text:p>
          </table:table-cell>
          <table:table-cell office:value-type="string">
            <text:p>Q1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7F</text:p>
          </table:table-cell>
          <table:table-cell office:value-type="string">
            <text:p>Q1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82</text:p>
          </table:table-cell>
          <table:table-cell office:value-type="string">
            <text:p>Q2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BB</text:p>
          </table:table-cell>
          <table:table-cell office:value-type="string">
            <text:p>Q2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2F57E8</text:p>
          </table:table-cell>
          <table:table-cell office:value-type="string">
            <text:p>Q2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1EF8F3</text:p>
          </table:table-cell>
          <table:table-cell office:value-type="string">
            <text:p>Q23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7B</text:p>
          </table:table-cell>
          <table:table-cell office:value-type="string">
            <text:p>Q24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26D852</text:p>
          </table:table-cell>
          <table:table-cell office:value-type="string">
            <text:p>Q2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A3</text:p>
          </table:table-cell>
          <table:table-cell office:value-type="string">
            <text:p>Q3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59</text:p>
          </table:table-cell>
          <table:table-cell office:value-type="string">
            <text:p>Q3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130226</text:p>
          </table:table-cell>
          <table:table-cell office:value-type="string">
            <text:p>Q3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9B</text:p>
          </table:table-cell>
          <table:table-cell office:value-type="string">
            <text:p>Q33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9C</text:p>
          </table:table-cell>
          <table:table-cell office:value-type="string">
            <text:p>Q34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61A65</text:p>
          </table:table-cell>
          <table:table-cell office:value-type="string">
            <text:p>Q35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11</text:p>
          </table:table-cell>
          <table:table-cell office:value-type="string">
            <text:p>Q36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C2</text:p>
          </table:table-cell>
          <table:table-cell office:value-type="string">
            <text:p>Q4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C5</text:p>
          </table:table-cell>
          <table:table-cell office:value-type="string">
            <text:p>Q4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7E</text:p>
          </table:table-cell>
          <table:table-cell office:value-type="string">
            <text:p>Q43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83</text:p>
          </table:table-cell>
          <table:table-cell office:value-type="string">
            <text:p>Q44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2F57E0</text:p>
          </table:table-cell>
          <table:table-cell office:value-type="string">
            <text:p>Q45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BF</text:p>
          </table:table-cell>
          <table:table-cell office:value-type="string">
            <text:p>Q46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7A</text:p>
          </table:table-cell>
          <table:table-cell office:value-type="string">
            <text:p>Q4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sheet5D08CCA3/</text:p>
          </table:table-cell>
          <table:table-cell office:value-type="string">
            <text:p>/5D08CCAD/</text:p>
          </table:table-cell>
          <table:table-cell office:value-type="string">
            <text:p>5D07AF7D</text:p>
          </table:table-cell>
          <table:table-cell office:value-type="string">
            <text:p>Q4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9F</text:p>
          </table:table-cell>
          <table:table-cell office:value-type="string">
            <text:p>Q5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A1</text:p>
          </table:table-cell>
          <table:table-cell office:value-type="string">
            <text:p>Q53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A4</text:p>
          </table:table-cell>
          <table:table-cell office:value-type="string">
            <text:p>Q54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58</text:p>
          </table:table-cell>
          <table:table-cell office:value-type="string">
            <text:p>Q55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5B</text:p>
          </table:table-cell>
          <table:table-cell office:value-type="string">
            <text:p>Q56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26D83A</text:p>
          </table:table-cell>
          <table:table-cell office:value-type="string">
            <text:p>Q5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</text:p>
          </table:table-cell>
          <table:table-cell/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9D</text:p>
          </table:table-cell>
          <table:table-cell office:value-type="string">
            <text:p>Q5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</text:p>
          </table:table-cell>
          <table:table-cell/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07</text:p>
          </table:table-cell>
          <table:table-cell office:value-type="string">
            <text:p>Q5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A2</text:p>
          </table:table-cell>
          <table:table-cell office:value-type="string">
            <text:p>Q6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</text:p>
          </table:table-cell>
          <table:table-cell/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D831B</text:p>
          </table:table-cell>
          <table:table-cell office:value-type="string">
            <text:p>Q6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</text:p>
          </table:table-cell>
          <table:table-cell/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C0</text:p>
          </table:table-cell>
          <table:table-cell office:value-type="string">
            <text:p>Q65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C4</text:p>
          </table:table-cell>
          <table:table-cell office:value-type="string">
            <text:p>Q66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</text:p>
          </table:table-cell>
          <table:table-cell/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1EF90B</text:p>
          </table:table-cell>
          <table:table-cell office:value-type="string">
            <text:p>Q6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1EF913</text:p>
          </table:table-cell>
          <table:table-cell office:value-type="string">
            <text:p>Q6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BA</text:p>
          </table:table-cell>
          <table:table-cell office:value-type="string">
            <text:p>Q6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13021E</text:p>
          </table:table-cell>
          <table:table-cell office:value-type="string">
            <text:p>Q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BD</text:p>
          </table:table-cell>
          <table:table-cell office:value-type="string">
            <text:p>Q7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07AF79</text:p>
          </table:table-cell>
          <table:table-cell office:value-type="string">
            <text:p>Q7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32_47/</text:p>
          </table:table-cell>
          <table:table-cell office:value-type="string">
            <text:p>/5D117FD0/</text:p>
          </table:table-cell>
          <table:table-cell office:value-type="string">
            <text:p>5D1EF8FB</text:p>
          </table:table-cell>
          <table:table-cell office:value-type="string">
            <text:p>Q7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</text:p>
          </table:table-cell>
          <table:table-cell/>
          <table:table-cell office:value-type="float" office:value="46">
            <text:p>46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A0</text:p>
          </table:table-cell>
          <table:table-cell office:value-type="string">
            <text:p>Q75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</text:p>
          </table:table-cell>
          <table:table-cell/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26D85A</text:p>
          </table:table-cell>
          <table:table-cell office:value-type="string">
            <text:p>Q76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57</text:p>
          </table:table-cell>
          <table:table-cell office:value-type="string">
            <text:p>Q7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5A</text:p>
          </table:table-cell>
          <table:table-cell office:value-type="string">
            <text:p>Q7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9A</text:p>
          </table:table-cell>
          <table:table-cell office:value-type="string">
            <text:p>Q7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</text:p>
          </table:table-cell>
          <table:table-cell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5C</text:p>
          </table:table-cell>
          <table:table-cell office:value-type="string">
            <text:p>Q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</text:p>
          </table:table-cell>
          <table:table-cell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26D842</text:p>
          </table:table-cell>
          <table:table-cell office:value-type="string">
            <text:p>Q8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</text:p>
          </table:table-cell>
          <table:table-cell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06</text:p>
          </table:table-cell>
          <table:table-cell office:value-type="string">
            <text:p>Q8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</text:p>
          </table:table-cell>
          <table:table-cell/>
          <table:table-cell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10</text:p>
          </table:table-cell>
          <table:table-cell office:value-type="string">
            <text:p>Q8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</text:p>
          </table:table-cell>
          <table:table-cell/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C1</text:p>
          </table:table-cell>
          <table:table-cell office:value-type="string">
            <text:p>Q87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</text:p>
          </table:table-cell>
          <table:table-cell/>
          <table:table-cell office:value-type="float" office:value="56">
            <text:p>56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C3</text:p>
          </table:table-cell>
          <table:table-cell office:value-type="string">
            <text:p>Q88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</text:p>
          </table:table-cell>
          <table:table-cell/>
          <table:table-cell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80</text:p>
          </table:table-cell>
          <table:table-cell office:value-type="string">
            <text:p>Q8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</text:p>
          </table:table-cell>
          <table:table-cell/>
          <table:table-cell office:value-type="float" office:value="58">
            <text:p>58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0_15/</text:p>
          </table:table-cell>
          <table:table-cell office:value-type="string">
            <text:p>/5D01CD70/</text:p>
          </table:table-cell>
          <table:table-cell office:value-type="string">
            <text:p>5D07AF99</text:p>
          </table:table-cell>
          <table:table-cell office:value-type="string">
            <text:p>Q9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,Q9</text:p>
          </table:table-cell>
          <table:table-cell/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81</text:p>
          </table:table-cell>
          <table:table-cell office:value-type="string">
            <text:p>Q90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,Q9,Q9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BC</text:p>
          </table:table-cell>
          <table:table-cell office:value-type="string">
            <text:p>Q91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,Q9,Q90,Q91</text:p>
          </table:table-cell>
          <table:table-cell/>
          <table:table-cell office:value-type="float" office:value="61">
            <text:p>61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BE</text:p>
          </table:table-cell>
          <table:table-cell office:value-type="string">
            <text:p>Q92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,Q9,Q90,Q91,Q92</text:p>
          </table:table-cell>
          <table:table-cell/>
          <table:table-cell office:value-type="float" office:value="62">
            <text:p>62</text:p>
          </table:table-cell>
          <table:table-cell/>
        </table:table-row>
        <table:table-row table:style-name="ro2">
          <table:table-cell office:value-type="string">
            <text:p>SMD-MOSFET-P-CH-VDC=30V-ID=4.3A-NCE3407A_SOT-23_</text:p>
          </table:table-cell>
          <table:table-cell office:value-type="string">
            <text:p>OPL_Discrete_Semiconductor:SOT-23</text:p>
          </table:table-cell>
          <table:table-cell office:value-type="string">
            <text:p>SerialIOProc-rescue</text:p>
          </table:table-cell>
          <table:table-cell office:value-type="string">
            <text:p>SMD-MOSFET-P-CH-VDC=30V-ID=4.3A-NCE3407A_SOT-23_-OPL_Discrete_Semiconductor</text:p>
          </table:table-cell>
          <table:table-cell/>
          <table:table-cell office:value-type="string">
            <text:p>/Outputs 48_63/</text:p>
          </table:table-cell>
          <table:table-cell office:value-type="string">
            <text:p>/5D117FE1/</text:p>
          </table:table-cell>
          <table:table-cell office:value-type="string">
            <text:p>5D07AF78</text:p>
          </table:table-cell>
          <table:table-cell office:value-type="string">
            <text:p>Q93</text:p>
          </table:table-cell>
          <table:table-cell/>
          <table:table-cell office:value-type="string">
            <text:p>MPN</text:p>
          </table:table-cell>
          <table:table-cell office:value-type="string">
            <text:p>NCE3407A</text:p>
          </table:table-cell>
          <table:table-cell office:value-type="string">
            <text:p>SKU</text:p>
          </table:table-cell>
          <table:table-cell office:value-type="float" office:value="305030010">
            <text:p>305030010</text:p>
          </table:table-cell>
          <table:table-cell table:number-columns-repeated="2"/>
          <table:table-cell office:value-type="string">
            <text:p>Q10,Q11,Q12,Q17,Q18,Q19,Q20,Q21,Q22,Q23,Q24,Q29,Q30,Q31,Q32,Q33,Q34,Q35,Q36,Q41,Q42,Q43,Q44,Q45,Q46,Q47,Q48,Q5,Q53,Q54,Q55,Q56,Q57,Q58,Q59,Q6,Q60,Q65,Q66,Q67,Q68,Q69,Q7,Q70,Q71,Q72,Q75,Q76,Q77,Q78,Q79,Q8,Q80,Q81,Q82,Q87,Q88,Q89,Q9,Q90,Q91,Q92,Q93</text:p>
          </table:table-cell>
          <table:table-cell/>
          <table:table-cell office:value-type="float" office:value="63">
            <text:p>63</text:p>
          </table:table-cell>
          <table:table-cell/>
        </table:table-row>
        <table:table-row table:style-name="ro2">
          <table:table-cell office:value-type="string">
            <text:p>USB_A</text:p>
          </table:table-cell>
          <table:table-cell office:value-type="string">
            <text:p>SeeedOPL-Connector-2016:USB4+2P-2.0-90D</text:p>
          </table:table-cell>
          <table:table-cell office:value-type="string">
            <text:p>conn</text:p>
          </table:table-cell>
          <table:table-cell office:value-type="string">
            <text:p>USB_A</text:p>
          </table:table-cell>
          <table:table-cell office:value-type="string">
            <text:p>USB Type A connector</text:p>
          </table:table-cell>
          <table:table-cell table:number-columns-repeated="2" office:value-type="string">
            <text:p>/</text:p>
          </table:table-cell>
          <table:table-cell office:value-type="string">
            <text:p>5D364ACD</text:p>
          </table:table-cell>
          <table:table-cell office:value-type="string">
            <text:p>J11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database-ranges>
        <table:database-range table:target-range-address="Sheet1.A1:Sheet1.AMJ1048576">
          <table:sort>
            <table:sort-by table:field-number="17" table:data-type="automatic"/>
            <table:sort-by table:field-number="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6/16/2019</text:date>, <text:time>09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09:03:56.04</meta:creation-date>
    <meta:editing-duration>PT30M54S</meta:editing-duration>
    <meta:editing-cycles>3</meta:editing-cycles>
    <meta:generator>OpenOffice/4.1.5$Win32 OpenOffice.org_project/415m1$Build-9789</meta:generator>
    <dc:date>2019-06-16T09:34:46.91</dc:date>
    <meta:document-statistic meta:table-count="3" meta:cell-count="3738" meta:object-count="0"/>
  </office:meta>
</office:document-meta>
</file>